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8b4513" style:font-name="arial" fo:font-size="28pt" fo:letter-spacing="normal" fo:font-style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italic" fo:font-weight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4pt" fo:letter-spacing="normal" fo:font-style="normal" fo:font-weight="normal"/>
    </style:style>
    <style:style style:name="P4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4pt" fo:letter-spacing="normal" fo:font-style="normal" fo:font-weight="bold"/>
    </style:style>
    <style:style style:name="P5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4pt" fo:letter-spacing="normal" fo:font-style="normal" fo:font-weight="bold" style:font-weight-asian="bold" style:font-weight-complex="bold"/>
    </style:style>
    <style:style style:name="P6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4pt" fo:letter-spacing="normal" fo:font-style="normal" fo:font-weight="normal"/>
    </style:style>
    <style:style style:name="P7" style:family="paragraph" style:parent-style-name="Text_20_body" style:list-style-name="L1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4pt" fo:letter-spacing="normal" fo:font-style="normal" fo:font-weight="normal"/>
    </style:style>
    <style:style style:name="P8" style:family="paragraph" style:parent-style-name="Text_20_body" style:list-style-name="L2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4pt" fo:letter-spacing="normal" fo:font-style="normal" fo:font-weight="normal"/>
    </style:style>
    <style:style style:name="P9" style:family="paragraph" style:parent-style-name="Text_20_body" style:list-style-name="L3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4pt" fo:letter-spacing="normal" fo:font-style="normal" fo:font-weight="normal"/>
    </style:style>
    <style:style style:name="P10" style:family="paragraph" style:parent-style-name="Text_20_body">
      <style:paragraph-properties fo:margin-top="0cm" fo:margin-bottom="0cm" loext:contextual-spacing="false" fo:text-align="justify" style:justify-single-word="false" fo:orphans="2" fo:widows="2" fo:break-before="page" fo:padding="0cm" fo:border="none"/>
      <style:text-properties fo:font-variant="normal" fo:text-transform="none" fo:color="#000000" style:font-name="arial" fo:font-size="14pt" fo:letter-spacing="normal" fo:font-style="normal" fo:font-weight="normal"/>
    </style:style>
    <style:style style:name="P11" style:family="paragraph" style:parent-style-name="Text_20_body">
      <style:paragraph-properties fo:margin-top="0cm" fo:margin-bottom="0cm" loext:contextual-spacing="false" fo:text-align="justify" style:justify-single-word="false" fo:orphans="2" fo:widows="2" fo:break-before="page" fo:padding="0cm" fo:border="none"/>
      <style:text-properties fo:font-variant="normal" fo:text-transform="none" fo:color="#000000" style:font-name="arial" fo:font-size="14pt" fo:letter-spacing="normal" fo:font-style="normal" fo:font-weight="bold"/>
    </style:style>
    <style:style style:name="T1" style:family="text">
      <style:text-properties fo:font-size="10pt"/>
    </style:style>
    <style:style style:name="T2" style:family="text">
      <style:text-properties fo:font-size="10pt" style:text-underline-style="solid" style:text-underline-width="auto" style:text-underline-color="font-color"/>
    </style:style>
    <style:style style:name="T3" style:family="text">
      <style:text-properties fo:font-style="italic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33f7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Porta Estreita</text:h>
      <text:p text:style-name="P2">Sérgio Biagi Gregório</text:p>
      <text:p text:style-name="P3"><text:span text:style-name="T1"/></text:p>
      <text:p text:style-name="P4">1. INTRODUÇÃO</text:p>
      <text:p text:style-name="P4"/>
      <text:p text:style-name="P6">Qual o significado de porta? E sua simbologia nas diversas religiões? A porta estreita refere-se à nossa salvação? O que Jesus realmente quis dizer com o termo "porta estreita"?</text:p>
      <text:p text:style-name="P6"/>
      <text:p text:style-name="P4">2. SIMBOLOGIA E TEXTO EVANGÉLICO</text:p>
      <text:p text:style-name="P4"/>
      <text:p text:style-name="P4">2.1. SIMBOLOGIA DA PORTA</text:p>
      <text:p text:style-name="P6">A porta simboliza o local de passagem entre dois estados, entre dois mundos, entre o conhecido e o desconhecido, a luz e as trevas, o tesouro e a pobreza extrema.</text:p>
      <text:p text:style-name="P6">A porta não só se abre; convida-nos a transpô-la, passar do domínio do profano para o domínio do sagrado. Há diversos tipos de portas: as portas das catedrais, os <text:span text:style-name="T3">torana </text:span>hindus, as portas dos templos ou das cidades Khmers, os <text:span text:style-name="T3">torii </text:span>japoneses etc.</text:p>
      <text:p text:style-name="P6">Nas tradições judaicas e cristãs, a importância da porta é imensa, porquanto é ela que dá <text:span text:style-name="T4">acesso à revelação</text:span>.</text:p>
      <text:p text:style-name="P6">Se Cristo em glória é representado no alto dos frontispícios das catedrais, é porque ele próprio é, de acordo com o mistério da Redenção, a porta pela qual se chega ao Reino dos Céus: Eu sou a porta, quem entrar por Mim, será salvo (João, 10,9).</text:p>
      <text:p text:style-name="P6">No sentido escatológico, é a <text:span text:style-name="T5">possibilidade de acesso a uma realidade superior</text:span>. (Dicionário de Símbolos)</text:p>
      <text:p text:style-name="P6"/>
      <text:p text:style-name="P4">2.2. METÁFORA DA VIAGEM</text:p>
      <text:p text:style-name="P4"/>
      <text:p text:style-name="P6">Quando nos predispomos a viajar para um país vizinho, levamos conosco somente o necessário: roupas, calçados e um pouco de dinheiro. E mesmo que quiséssemos levar muita coisa em nossa bagagem, poderíamos ser impedidos, no aeroporto, por excesso de peso.</text:p>
      <text:p text:style-name="P6">E se estivéssemos empreendendo uma viagem para o outro lado da vida? O que deveríamos levar? Somente aquilo que fosse possível de ser passado pela porta estreita. O resto teria de ficar aqui. Allan Kardec, em <text:span text:style-name="T3">O Evangelho Segundo o Espiritismo</text:span>, ao tratar da propriedade diz que a verdadeira <text:soft-page-break/>propriedade não é o dinheiro e os bens materiais, que ficam aqui, mas o desenvolvimento da inteligência, os conhecimentos morais e o bem que tivermos praticado em prol do nosso próximo. Estes são os tesouros que nenhum ladrão nos roubará.</text:p>
      <text:p text:style-name="P6"/>
      <text:p text:style-name="P4">2.3. TEXTO EVANGÉLICO</text:p>
      <text:p text:style-name="P6">"Entrai pela porta estreita, porque larga é a porta da perdição e espaçoso o caminho que a ela conduz, e muitos são os que por ela entram. - Quão pequena é a porta da vida! Quão apertado o caminho que a ela conduz! e quão poucos a encontram." (Mateus, 7, 13 e 14.)</text:p>
      <text:p text:style-name="P6"/>
      <text:p text:style-name="P6">"Tendo-lhe alguém feito esta pergunta: Senhor, serão poucos os que se salvam? Respondeu-lhes <text:span text:style-name="T6">E</text:span>le: - Esforçai-vos por entrar pela porta estreita, pois vos asseguro que muitos procurarão transpô-la e não o poderão. - E quando o pai de família houver entrado e fechado a porta, e vós, de fora, começardes a bater, dizendo: Senhor, abre-nos; ele vos responderá: não sei donde sois: - Por-vos-eis a dizer: Comemos e bebemos na tua presença e nos instruíste nas nossas praças públicas. - Ele vos responderá: Não sei donde sois; afastai-vos de mim, todos vós que praticais a <text:span text:style-name="T6">iniquidade.</text:span> Então, haverá prantos e ranger de dentes, quando virdes que Abraão, Isaac, Jacob e todos os profetas estão no reino de Deus e que vós outros sois dele expelidos. -Virão muitos do Oriente e do Ocidente, do Setentrião e do Meio-Dia, que participarão do festim no reino de Deus. - Então, os que forem últimos serão os primeiros e os que forem primeiros serão os últimos". (Lucas, 13, 23 a 30.)</text:p>
      <text:p text:style-name="P6"/>
      <text:p text:style-name="P4">3. PLANEJAMENTO DA REENCARNAÇÃO</text:p>
      <text:p text:style-name="P4"/>
      <text:p text:style-name="P4">3.1. OS PEDIDOS</text:p>
      <text:p text:style-name="P6">Antes de virmos a este mundo, pedimos aos bons Espíritos a "porta estreita", a fim de aproveitarmos a oportunidade de evolução espiritual. Queremos vir com defeitos no corpo, impossibilidades mil, a fim de que estejamos aptos ao trabalho de ressarcimento de débitos passados como também a nossa preparação para o que há de vir.</text:p>
      <text:p text:style-name="P6"/>
      <text:p text:style-name="P4">3.2. COMENTÁRIO DE EMMANUEL</text:p>
      <text:p text:style-name="P6">O Espírito Emmanuel assim se expressa: "Reconhece a necessidade do sofrimento purificador. Anseia pelo sacrifício que redime. Exalta o obstáculo que ensina. Compreende a dificuldade que enriquece a mente e não pede <text:soft-page-break/>outra coisa que não seja a lição, nem espera senão a luz do entendimento que a elevará nos caminhos infinitos". (Xavier, 1972, cap. 20)</text:p>
      <text:p text:style-name="P6">Estando encarnado, porém, volta a procurar as "portas largas" por onde transitam as multidões, esquecendo-se de todos os compromissos assumidos.</text:p>
      <text:p text:style-name="P6"/>
      <text:p text:style-name="P4">3.3. O COMPROMISSO ASSUMIDO</text:p>
      <text:p text:style-name="P6">O Espírito irmão X, no capítulo 15 de <text:span text:style-name="T3">Estante da Vida</text:span>, narra-nos as provações pedidas por Alberto Nogueira, no sentido de reparar a sua posição de Espírito <text:span text:style-name="T6">delinquente.</text:span></text:p>
      <text:p text:style-name="P6"><text:span text:style-name="T5">Em resumo, ele diz: </text:span>rogo a vossa permissão para tornar ao campo terrestre a fim de resgatar as minhas faltas. Conceda-me a lepra, o abandono dos entes queridos, a extrema penúria, a loucura ou cegueira, os calvários morais e os tormentos físicos de qualquer natureza...</text:p>
      <text:p text:style-name="P5">Eis o despacho da autoridade superior:</text:p>
      <text:p text:style-name="P6">"O Senhor pede misericórdia, não sacrifício. O interessado resgatará os próprios débitos, em vida normal, com as tarefas naturais de um lar humano e de uma família, em cujo seio encontrará os contratempos justos e educativos para qualquer criatura com necessidades de reequilíbrio e aprimoramento, mas, por mercê do Senhor, será médium espírita, com a obrigação de dar, pelo menos, oito horas de serviço gratuito por semana, em favor de necessitados na Terra, consolando-os e instruindo-os, na condição de instrumento dos Bons Espíritos que operam a transformação do mundo, em nome de Nosso Senhor Jesus Cristo…"</text:p>
      <text:p text:style-name="P6"/>
      <text:p text:style-name="P6">Certo dia houve necessidade dos mentores espirituais procurarem Alberto para resolver um problema espiritual de uma mãe e sua filha. Estas foram ao Centro no qual ele deveria estar trabalhando, e não o encontraram; depois, foram à sua casa. Alberto Nogueira simplesmente esquiva-se do assunto, como se nada tivesse a ver com a dificuldade.</text:p>
      <text:p text:style-name="P6"/>
      <text:p text:style-name="P6">"Aquele espírito valoroso que pedira lepra, cegueira, loucura, idiotia, fogo, lágrimas, penúria e abandono, a fim de desagravar a própria consciência, no plano físico, depois de acomodar-se nas concessões do Senhor, esquecera todas as necessidades que lhe caracterizavam a obra de reajuste e preferia a ociosidade, enquadrado em pijama, com medo de trabalhar". (Xavier, 1974)</text:p>
      <text:p text:style-name="P10"/>
      <text:p text:style-name="P4">4. PORTA LARGA VERSUS PORTA ESTREITA</text:p>
      <text:p text:style-name="P4"/>
      <text:p text:style-name="P4">4.1. CARACTERIZAÇÃO DA PORTA LARGA</text:p>
      <text:p text:style-name="P6">Em geral, tudo aquilo que desvia as nossas ações dos fins mais elevados da vida e dos compromissos assumidos.</text:p>
      <text:list xml:id="list2287445947" text:style-name="L1">
        <text:list-item>
          <text:p text:style-name="P7">Vícios materiais e morais.</text:p>
        </text:list-item>
        <text:list-item>
          <text:p text:style-name="P7">Festas mundanas, os prazeres e o sexo desenfreado.</text:p>
        </text:list-item>
        <text:list-item>
          <text:p text:style-name="P7">Enganar os outros para auferir lucro financeiro.</text:p>
        </text:list-item>
        <text:list-item>
          <text:p text:style-name="P7"/>
        </text:list-item>
      </text:list>
      <text:p text:style-name="P4">4.2. CARACTERIZAÇÃO DA PORTA ESTREITA</text:p>
      <text:list xml:id="list4255359723" text:style-name="L2">
        <text:list-item>
          <text:p text:style-name="P8">Estar bem com a própria consciência. O que adianta agradar aos outros e desagradar a nós mesmos?</text:p>
        </text:list-item>
        <text:list-item>
          <text:p text:style-name="P8">Sacrifício da personalidade em busca do bem comum.</text:p>
        </text:list-item>
        <text:list-item>
          <text:p text:style-name="P8">Renúncia aos prazeres passageiros.</text:p>
        </text:list-item>
        <text:list-item>
          <text:p text:style-name="P8"/>
        </text:list-item>
      </text:list>
      <text:p text:style-name="P4">4.3. A SUGESTÃO DO IRMÃO X</text:p>
      <text:p text:style-name="P6">O Espírito Irmão X, no capítulo 4 de <text:span text:style-name="T3">Cartas e Crônicas</text:span>, dá-nos algumas <text:span text:style-name="T6">ideias</text:span> para um desencarne <text:span text:style-name="T6">tranquilo.</text:span> Ele diz:</text:p>
      <text:list xml:id="list4025716489" text:style-name="L3">
        <text:list-item>
          <text:p text:style-name="P9">Comece a renovação de seus costumes pelo prato de cada dia. Diminua gradativamente a volúpia de comer a carne dos animais.</text:p>
        </text:list-item>
        <text:list-item>
          <text:p text:style-name="P9">Os excitantes largamente ingeridos constituem perigosa obsessão.</text:p>
        </text:list-item>
        <text:list-item>
          <text:p text:style-name="P9">Não se renda à tentação dos narcóticos.</text:p>
        </text:list-item>
        <text:list-item>
          <text:p text:style-name="P9">Se tiver dinheiro, não adie as doações, caso esteja realmente inclinado a fazê-las.</text:p>
        </text:list-item>
        <text:list-item>
          <text:p text:style-name="P9">Em família, observe cautela com testamentos.</text:p>
        </text:list-item>
        <text:list-item>
          <text:p text:style-name="P9">Não se apegue demasiadamente aos laços <text:span text:style-name="T6">consanguíneos.</text:span></text:p>
        </text:list-item>
        <text:list-item>
          <text:p text:style-name="P9">Convença-se de que se você não experimenta simpatia por determinadas criaturas, há muita gente que suporta você com muito esforço. (Xavier, 1974)</text:p>
        </text:list-item>
        <text:list-item>
          <text:p text:style-name="P9"/>
        </text:list-item>
      </text:list>
      <text:p text:style-name="P4">5. CONCLUSÃO</text:p>
      <text:p text:style-name="P6">Esforcemo-nos por vencer as más tendências. Não há outra saída. Somente assim poderemos passar pela porta estreita e criar condições para a salvação de nossa alma imortal.</text:p>
      <text:p text:style-name="P11">6. BIBLIOGRAFIA CONSULTADA</text:p>
      <text:p text:style-name="P6">CHEVALIER, J., GHEERBRANT, A. <text:span text:style-name="T3">Dicionário de Símbolos (mitos, sonhos, costumes, gestos, formas, figuras, cores, números</text:span>). 12. ed. Rio de Janeiro: José Olympio, 1998.</text:p>
      <text:p text:style-name="P6">KARDEC, A. <text:span text:style-name="T3">O Evangelho Segundo o Espiritismo. </text:span>39. ed. São Paulo: IDE, 1984.</text:p>
      <text:p text:style-name="P6">XAVIER, F. C. <text:span text:style-name="T3">Cartas e Crônicas</text:span>, pelo Espírito Irmão X. 3. ed. Rio de Janeiro: FEB, 1974.</text:p>
      <text:p text:style-name="P6">XAVIER, F. C. <text:span text:style-name="T3">Estante da Vida</text:span>, pelo Espírito Irmão X. 3. ed. Rio de Janeiro: FEB, 1974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8:26:04.895441274</meta:creation-date>
    <dc:date>2019-04-03T18:38:32.322257986</dc:date>
    <meta:editing-duration>PT2M17S</meta:editing-duration>
    <meta:editing-cycles>1</meta:editing-cycles>
    <meta:document-statistic meta:table-count="0" meta:image-count="0" meta:object-count="0" meta:page-count="5" meta:paragraph-count="59" meta:word-count="1293" meta:character-count="7779" meta:non-whitespace-character-count="6558"/>
    <meta:generator>LibreOffice/6.0.7.3$Linux_X86_64 LibreOffice_project/00m0$Build-3</meta:generator>
  </office:meta>
</office:document-meta>
</file>